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401cm" svg:height="8.1cm" svg:x="0.399cm" svg:y="1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9-22T14:44:39.295522895</dc:date>
    <meta:editing-duration>PT5M35S</meta:editing-duration>
    <meta:editing-cycles>20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402cm" svg:height="8.101cm" xlink:href="." xlink:type="simple" chart:class="chart:scatter" chart:style-name="ch1">
        <chart:plot-area chart:style-name="ch2" chart:data-source-has-labels="both" svg:x="0.288cm" svg:y="0.162cm" svg:width="13.826cm" svg:height="7.777cm">
          <chartooo:coordinate-region svg:x="0.83cm" svg:y="0.361cm" svg:width="13.19cm" svg:height="7.379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375999700692913">
                <text:p>-0.3759997006929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746069661494565">
                <text:p>-0.7460696614945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746069661494566">
                <text:p>-0.7460696614945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375999700692914">
                <text:p>-0.3759997006929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5.51091059616309E-016">
                <text:p>-5.51091059616309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746069661494565">
                <text:p>0.7460696614945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746069661494566">
                <text:p>0.7460696614945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375999700692912">
                <text:p>0.3759997006929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9.18485099360515E-016">
                <text:p>9.18485099360515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37599970069291">
                <text:p>-0.375999700692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746069661494567">
                <text:p>-0.7460696614945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375999700692912">
                <text:p>-0.3759997006929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28587913910472E-015">
                <text:p>-1.28587913910472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